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7" style:family="table">
      <style:table-properties style:width="3.3646in" fo:margin-left="0in" table:align="left"/>
    </style:style>
    <style:style style:name="Table37.A" style:family="table-column">
      <style:table-column-properties style:column-width="0.375in"/>
    </style:style>
    <style:style style:name="Table37.B" style:family="table-column">
      <style:table-column-properties style:column-width="0.7188in"/>
    </style:style>
    <style:style style:name="Table37.C" style:family="table-column">
      <style:table-column-properties style:column-width="2.2708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-left="none" fo:border-right="none" fo:border-top="0.05pt solid #000000" fo:border-bottom="0.05pt solid #000000"/>
    </style:style>
    <style:style style:name="Table37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none" fo:border-right="none" fo:border-top="none" fo:border-bottom="0.05pt solid #000000"/>
    </style:style>
    <style:style style:name="Table37.C2" style:family="table-cell">
      <style:table-cell-properties fo:padding="0.0382in" fo:border-left="none" fo:border-right="0.05pt solid #000000" fo:border-top="none" fo:border-bottom="0.05pt solid #000000"/>
    </style:style>
    <style:style style:name="Table31" style:family="table">
      <style:table-properties style:width="3.3646in" fo:margin-left="0in" table:align="left"/>
    </style:style>
    <style:style style:name="Table31.A" style:family="table-column">
      <style:table-column-properties style:column-width="0.375in"/>
    </style:style>
    <style:style style:name="Table31.B" style:family="table-column">
      <style:table-column-properties style:column-width="0.75in"/>
    </style:style>
    <style:style style:name="Table31.C" style:family="table-column">
      <style:table-column-properties style:column-width="2.2396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-left="none" fo:border-right="none" fo:border-top="0.05pt solid #000000" fo:border-bottom="0.05pt solid #000000"/>
    </style:style>
    <style:style style:name="Table3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none" fo:border-right="none" fo:border-top="none" fo:border-bottom="0.05pt solid #000000"/>
    </style:style>
    <style:style style:name="Table31.C2" style:family="table-cell">
      <style:table-cell-properties fo:padding="0.0382in" fo:border-left="none" fo:border-right="0.05pt solid #000000" fo:border-top="none" fo:border-bottom="0.05pt solid #000000"/>
    </style:style>
    <style:style style:name="Table32" style:family="table">
      <style:table-properties style:width="3.3646in" fo:margin-left="0in" table:align="left"/>
    </style:style>
    <style:style style:name="Table32.A" style:family="table-column">
      <style:table-column-properties style:column-width="0.75in"/>
    </style:style>
    <style:style style:name="Table32.B" style:family="table-column">
      <style:table-column-properties style:column-width="2.6146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loext:opacity="0%" style:font-name="Liberation Sans" fo:font-size="13.3000001907349pt" fo:font-style="italic" fo:font-weight="bold" officeooo:rsid="05408736" officeooo:paragraph-rsid="0570e2dc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3.3000001907349pt" fo:font-style="italic" fo:font-weight="bold" officeooo:rsid="055c4eb5" officeooo:paragraph-rsid="0630b0af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6c35b4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70e2dc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fo:font-weight="bold" officeooo:rsid="051be21c" officeooo:paragraph-rsid="056c35b4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fo:font-weight="bold" officeooo:rsid="051be21c" officeooo:paragraph-rsid="0570e2dc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5d0ad4" officeooo:paragraph-rsid="0570e2dc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91fe2d" officeooo:paragraph-rsid="0591fe2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6c35b4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70e2dc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935be3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371ec" officeooo:paragraph-rsid="056c35b4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officeooo:rsid="051be21c" officeooo:paragraph-rsid="056c35b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officeooo:rsid="051be21c" officeooo:paragraph-rsid="0570e2dc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d3283" officeooo:paragraph-rsid="0570e2dc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color="#81d41a" loext:opacity="100%" style:font-name="Liberation Serif" fo:font-size="11pt" officeooo:rsid="01b3bafc" officeooo:paragraph-rsid="05968cfa" style:font-size-asian="11pt" style:font-size-complex="11pt"/>
    </style:style>
    <style:style style:name="P17" style:family="paragraph" style:parent-style-name="Heading_20_4">
      <style:paragraph-properties fo:break-before="column"/>
      <style:text-properties style:use-window-font-color="true" loext:opacity="0%" style:font-name="Liberation Sans" fo:font-size="13.3000001907349pt" fo:font-style="italic" fo:font-weight="bold" officeooo:rsid="055c4eb5" officeooo:paragraph-rsid="0570e2dc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18" style:family="paragraph" style:parent-style-name="Heading_20_4">
      <style:text-properties style:use-window-font-color="true" loext:opacity="0%" style:font-name="Liberation Sans" fo:font-size="13.3000001907349pt" fo:font-style="italic" fo:font-weight="bold" officeooo:rsid="05408736" officeooo:paragraph-rsid="055131f9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19" style:family="paragraph" style:parent-style-name="Heading_20_4">
      <style:text-properties style:use-window-font-color="true" loext:opacity="0%" style:font-name="Liberation Serif" fo:font-size="11pt" fo:font-style="normal" fo:font-weight="normal" officeooo:rsid="02ad9752" officeooo:paragraph-rsid="05536be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Heading_20_4">
      <style:paragraph-properties fo:break-before="column"/>
      <style:text-properties officeooo:paragraph-rsid="057449cd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fo:font-style="normal" fo:font-weight="normal" officeooo:rsid="059ae6fa" officeooo:paragraph-rsid="056c35b4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use-window-font-color="true" loext:opacity="0%" style:font-name="Liberation Serif" fo:font-size="11pt" fo:font-style="normal" fo:font-weight="normal" officeooo:rsid="02ad9752" officeooo:paragraph-rsid="056c35b4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use-window-font-color="true" loext:opacity="0%" style:font-name="Liberation Serif" fo:font-size="11pt" fo:font-style="normal" fo:font-weight="normal" officeooo:rsid="02ad9752" officeooo:paragraph-rsid="0663a508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officeooo:paragraph-rsid="0663a508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663a508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371ec" officeooo:paragraph-rsid="0663a508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77d37" officeooo:paragraph-rsid="0663a508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663a508" officeooo:paragraph-rsid="0663a508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663a508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1pt" officeooo:rsid="0424549e" officeooo:paragraph-rsid="0663a508" style:font-size-asian="11pt" style:font-size-complex="11pt"/>
    </style:style>
    <style:style style:name="P3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P3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" style:family="text">
      <style:text-properties style:font-name="Liberation Serif" fo:font-style="italic" officeooo:rsid="06311d03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use-window-font-color="true" loext:opacity="0%" style:font-name="Liberation Sans" fo:font-size="13.3000001907349pt" fo:font-style="italic" fo:font-weight="bold" officeooo:rsid="0540873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7" style:family="text">
      <style:text-properties style:use-window-font-color="true" loext:opacity="0%" style:font-name="Liberation Sans" fo:font-size="13.3000001907349pt" fo:font-style="italic" fo:font-weight="bold" officeooo:rsid="056c35b4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8" style:family="text">
      <style:text-properties style:use-window-font-color="true" loext:opacity="0%" fo:font-style="normal" fo:font-weight="normal" officeooo:rsid="04005a95" style:font-style-asian="normal" style:font-weight-asian="normal" style:font-style-complex="normal" style:font-weight-complex="normal"/>
    </style:style>
    <style:style style:name="T9" style:family="text">
      <style:text-properties style:use-window-font-color="true" loext:opacity="0%" fo:font-style="normal" fo:font-weight="normal" officeooo:rsid="029cdd53" style:font-style-asian="normal" style:font-weight-asian="normal" style:font-style-complex="normal" style:font-weight-complex="normal"/>
    </style:style>
    <style:style style:name="T10" style:family="text">
      <style:text-properties style:use-window-font-color="true" loext:opacity="0%" fo:font-style="normal" fo:font-weight="normal" officeooo:rsid="02bb4666" style:font-style-asian="normal" style:font-weight-asian="normal" style:font-style-complex="normal" style:font-weight-complex="normal"/>
    </style:style>
    <style:style style:name="T11" style:family="text">
      <style:text-properties style:use-window-font-color="true" loext:opacity="0%" fo:font-style="normal" fo:font-weight="normal" officeooo:rsid="020db802" style:font-style-asian="normal" style:font-weight-asian="normal" style:font-style-complex="normal" style:font-weight-complex="normal"/>
    </style:style>
    <style:style style:name="T12" style:family="text">
      <style:text-properties style:use-window-font-color="true" loext:opacity="0%" fo:font-style="normal" fo:font-weight="normal" officeooo:rsid="04e8e81e" style:font-style-asian="normal" style:font-weight-asian="normal" style:font-style-complex="normal" style:font-weight-complex="normal"/>
    </style:style>
    <style:style style:name="T13" style:family="text">
      <style:text-properties style:use-window-font-color="true" loext:opacity="0%" fo:font-style="normal" fo:font-weight="normal" officeooo:rsid="04ea2160" style:font-style-asian="normal" style:font-weight-asian="normal" style:font-style-complex="normal" style:font-weight-complex="normal"/>
    </style:style>
    <style:style style:name="T14" style:family="text">
      <style:text-properties style:use-window-font-color="true" loext:opacity="0%" fo:font-style="normal" fo:font-weight="normal" officeooo:rsid="04eaff98" style:font-style-asian="normal" style:font-weight-asian="normal" style:font-style-complex="normal" style:font-weight-complex="normal"/>
    </style:style>
    <style:style style:name="T15" style:family="text">
      <style:text-properties style:use-window-font-color="true" loext:opacity="0%" fo:font-style="normal" fo:font-weight="normal" officeooo:rsid="04ed8aa1" style:font-style-asian="normal" style:font-weight-asian="normal" style:font-style-complex="normal" style:font-weight-complex="normal"/>
    </style:style>
    <style:style style:name="T16" style:family="text">
      <style:text-properties style:use-window-font-color="true" loext:opacity="0%" fo:font-style="normal" fo:font-weight="normal" officeooo:rsid="05966748" style:font-style-asian="normal" style:font-weight-asian="normal" style:font-style-complex="normal" style:font-weight-complex="normal"/>
    </style:style>
    <style:style style:name="T17" style:family="text">
      <style:text-properties style:use-window-font-color="true" loext:opacity="0%" officeooo:rsid="053efe0c"/>
    </style:style>
    <style:style style:name="T18" style:family="text">
      <style:text-properties style:use-window-font-color="true" loext:opacity="0%" officeooo:rsid="067b8d7c"/>
    </style:style>
    <style:style style:name="T19" style:family="text">
      <style:text-properties style:use-window-font-color="true" loext:opacity="0%" officeooo:rsid="07e2063b"/>
    </style:style>
    <style:style style:name="T20" style:family="text">
      <style:text-properties style:use-window-font-color="true" loext:opacity="0%" officeooo:rsid="067c884d"/>
    </style:style>
    <style:style style:name="T21" style:family="text">
      <style:text-properties style:use-window-font-color="true" loext:opacity="0%" officeooo:rsid="05a369d2"/>
    </style:style>
    <style:style style:name="T22" style:family="text">
      <style:text-properties style:use-window-font-color="true" loext:opacity="0%" officeooo:rsid="0696daf5"/>
    </style:style>
    <style:style style:name="T23" style:family="text">
      <style:text-properties style:use-window-font-color="true" loext:opacity="0%" officeooo:rsid="0696520e"/>
    </style:style>
    <style:style style:name="T24" style:family="text">
      <style:text-properties style:use-window-font-color="true" loext:opacity="0%" officeooo:rsid="05a42505"/>
    </style:style>
    <style:style style:name="T25" style:family="text">
      <style:text-properties style:use-window-font-color="true" loext:opacity="0%" officeooo:rsid="06984ba1"/>
    </style:style>
    <style:style style:name="T26" style:family="text">
      <style:text-properties fo:font-style="normal" fo:font-weight="normal" officeooo:rsid="01d33dc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2bb3f3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4005a9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1c1753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1aa78a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c2163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3ffce1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21d52e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21e2ad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21d855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4c3e1d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4c57e1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4c77cb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4c7d37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3f2356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edb74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3e87175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3eb0e7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3f02ecf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3efd472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3f1b51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3edc25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2ad9752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2b1f47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2add7d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2b0bd8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4f6205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54def0f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54f877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594d53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59eec6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5ae718a" style:font-style-asian="normal" style:font-weight-asian="normal" style:font-style-complex="normal" style:font-weight-complex="normal"/>
    </style:style>
    <style:style style:name="T58" style:family="text">
      <style:text-properties officeooo:rsid="054a6565"/>
    </style:style>
    <style:style style:name="T59" style:family="text">
      <style:text-properties officeooo:rsid="0570e2dc"/>
    </style:style>
    <style:style style:name="T60" style:family="text">
      <style:text-properties officeooo:rsid="01a5ba7f"/>
    </style:style>
    <style:style style:name="T61" style:family="text">
      <style:text-properties officeooo:rsid="068e57c0"/>
    </style:style>
    <style:style style:name="T62" style:family="text">
      <style:text-properties officeooo:rsid="0693a390"/>
    </style:style>
    <style:style style:name="T63" style:family="text">
      <style:text-properties officeooo:rsid="0676e58b"/>
    </style:style>
    <style:style style:name="T64" style:family="text">
      <style:text-properties officeooo:rsid="029adebc"/>
    </style:style>
    <style:style style:name="T65" style:family="text">
      <style:text-properties officeooo:rsid="06738c9a"/>
    </style:style>
    <style:style style:name="T66" style:family="text">
      <style:text-properties officeooo:rsid="06755322"/>
    </style:style>
    <style:style style:name="T67" style:family="text">
      <style:text-properties officeooo:rsid="06c1593e"/>
    </style:style>
    <style:style style:name="T68" style:family="text">
      <style:text-properties officeooo:rsid="029b3cb9"/>
    </style:style>
    <style:style style:name="T69" style:family="text">
      <style:text-properties officeooo:rsid="06755779"/>
    </style:style>
    <style:style style:name="T70" style:family="text">
      <style:text-properties officeooo:rsid="06c40a01"/>
    </style:style>
    <style:style style:name="T71" style:family="text">
      <style:text-properties officeooo:rsid="06c2e355"/>
    </style:style>
    <style:style style:name="T72" style:family="text">
      <style:text-properties officeooo:rsid="05987ef2"/>
    </style:style>
    <style:style style:name="T73" style:family="text">
      <style:text-properties officeooo:rsid="05a29726"/>
    </style:style>
    <style:style style:name="T74" style:family="text">
      <style:text-properties officeooo:rsid="06984536"/>
    </style:style>
    <style:style style:name="T75" style:family="text">
      <style:text-properties officeooo:rsid="06984596"/>
    </style:style>
    <style:style style:name="T76" style:family="text">
      <style:text-properties officeooo:rsid="0427a357"/>
    </style:style>
    <style:style style:name="T77" style:family="text">
      <style:text-properties officeooo:rsid="05a349b9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section text:style-name="Sect1" text:name="Section1">
        <text:h text:style-name="P17" text:outline-level="4"><text:span text:style-name="T59">Hawthorn </text:span>Enchantments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 table:style-name="TableLine1586491979536">
            <table:table-cell table:style-name="Table37.A1" office:value-type="string">
              <text:p text:style-name="P6">1d3</text:p>
            </table:table-cell>
            <table:table-cell table:style-name="Table37.B1" office:value-type="string">
              <text:p text:style-name="P4">Talisman</text:p>
            </table:table-cell>
            <table:table-cell table:style-name="Table37.C1" office:value-type="string">
              <text:p text:style-name="P7">Enchantment</text:p>
            </table:table-cell>
          </table:table-row>
          <table:table-row table:style-name="TableLine1586491975456">
            <table:table-cell table:style-name="Table37.A2" office:value-type="string">
              <text:p text:style-name="P14">1</text:p>
            </table:table-cell>
            <table:table-cell table:style-name="Table37.B2" office:value-type="string">
              <text:p text:style-name="P15">Berkanan</text:p>
            </table:table-cell>
            <table:table-cell table:style-name="Table37.C2" office:value-type="string">
              <text:p text:style-name="P10"><text:span text:style-name="T36">W</text:span><text:span text:style-name="T26">hen you make a</text:span><text:span text:style-name="T27"> </text:span><text:span text:style-name="T28">Weapon</text:span><text:span text:style-name="T29"> attack, </text:span><text:span text:style-name="T37">as a free triggered action, </text:span><text:span text:style-name="T29">y</text:span><text:span text:style-name="T30">ou can choose one target of </text:span><text:span text:style-name="T31">the</text:span><text:span text:style-name="T30"> attack within </text:span><text:span text:style-name="T36">2 squares</text:span><text:span text:style-name="T32"> of you</text:span><text:span text:style-name="T36">. </text:span><text:span text:style-name="T38">The target is restrained (save ends).</text:span></text:p>
            </table:table-cell>
          </table:table-row>
          <table:table-row table:style-name="TableLine1586491981712">
            <table:table-cell table:style-name="Table37.A2" office:value-type="string">
              <text:p text:style-name="P14">2</text:p>
            </table:table-cell>
            <table:table-cell table:style-name="Table37.B2" office:value-type="string">
              <text:p text:style-name="P15">Eihwaz</text:p>
            </table:table-cell>
            <table:table-cell table:style-name="Table37.C2" office:value-type="string">
              <text:p text:style-name="P11"><text:span text:style-name="T55">Once on your turn, w</text:span><text:span text:style-name="T26">hen you make a</text:span><text:span text:style-name="T27"> </text:span><text:span text:style-name="T28">Weapon</text:span><text:span text:style-name="T29"> attack </text:span><text:span text:style-name="T33">targeting 1 winded creature</text:span><text:span text:style-name="T29">, </text:span><text:span text:style-name="T33">you can spend </text:span><text:span text:style-name="T52">1</text:span><text:span text:style-name="T33"> Recovery </text:span><text:span text:style-name="T39">as a free triggered action</text:span><text:span text:style-name="T33">.</text:span></text:p>
              <text:p text:style-name="P11"><text:span text:style-name="T34">I</text:span><text:span text:style-name="T35">f </text:span><text:span text:style-name="T34">the</text:span><text:span text:style-name="T35"> </text:span><text:span text:style-name="T33">attack is a critical hit, you regain </text:span><text:span text:style-name="T34">1d6 </text:span><text:span text:style-name="T33">Stamina.</text:span></text:p>
            </table:table-cell>
          </table:table-row>
          <table:table-row table:style-name="TableLine1586491972736">
            <table:table-cell table:style-name="Table37.A2" office:value-type="string">
              <text:p text:style-name="P14">3</text:p>
            </table:table-cell>
            <table:table-cell table:style-name="Table37.B2" office:value-type="string">
              <text:p text:style-name="P15">Thurisaz</text:p>
            </table:table-cell>
            <table:table-cell table:style-name="Table37.C2" office:value-type="string">
              <text:p text:style-name="P16"><text:span text:style-name="T16">Once on your turn, w</text:span><text:span text:style-name="T9">hen you make a</text:span><text:span text:style-name="T10"> </text:span><text:span text:style-name="T8">Weapon</text:span><text:span text:style-name="T11"> attack, </text:span><text:span text:style-name="T12">you can Trace </text:span><text:span text:style-name="T13">a</text:span><text:span text:style-name="T12"> target </text:span><text:span text:style-name="T13">of the attack </text:span><text:span text:style-name="T12">as a free triggered action. </text:span><text:span text:style-name="T14">T</text:span><text:span text:style-name="T12">racing a new target removes the trace from the previously traced target. While a creature is traced, they are always within your sight, they do not benefit from cover, and you have line of effect on them even through mundane </text:span><text:span text:style-name="T15">objects.</text:span></text:p>
            </table:table-cell>
          </table:table-row>
        </table:table>
        <text:p text:style-name="P1"/>
        <text:h text:style-name="P19" text:outline-level="4"/>
        <text:h text:style-name="P18" text:outline-level="4"/>
        <text:h text:style-name="P20" text:outline-level="4"><text:span text:style-name="T6">R</text:span><text:span text:style-name="T7">osewood </text:span><text:span text:style-name="T58">Enchantments</text:span></text:h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Line1586491979264">
            <table:table-cell table:style-name="Table31.A1" office:value-type="string">
              <text:p text:style-name="P5">1d3</text:p>
            </table:table-cell>
            <table:table-cell table:style-name="Table31.B1" office:value-type="string">
              <text:p text:style-name="P3">Talisman</text:p>
            </table:table-cell>
            <table:table-cell table:style-name="Table31.C1" office:value-type="string">
              <text:p text:style-name="P8">Enchantment</text:p>
            </table:table-cell>
          </table:table-row>
          <table:table-row table:style-name="TableLine1586491974912">
            <table:table-cell table:style-name="Table31.A2" office:value-type="string">
              <text:p text:style-name="P13"/>
            </table:table-cell>
            <table:table-cell table:style-name="Table31.B2" office:value-type="string">
              <text:p text:style-name="P12"/>
            </table:table-cell>
            <table:table-cell table:style-name="Table31.C2" office:value-type="string">
              <text:p text:style-name="P21"/>
            </table:table-cell>
          </table:table-row>
          <table:table-row table:style-name="TableLine1586491978992">
            <table:table-cell table:style-name="Table31.A2" office:value-type="string">
              <text:p text:style-name="P13">2</text:p>
            </table:table-cell>
            <table:table-cell table:style-name="Table31.B2" office:value-type="string">
              <text:p text:style-name="P12">Uruz</text:p>
            </table:table-cell>
            <table:table-cell table:style-name="Table31.C2" office:value-type="string">
              <text:p text:style-name="P9"><text:span text:style-name="T36">W</text:span><text:span text:style-name="T26">hen </text:span><text:span text:style-name="T53">you</text:span><text:span text:style-name="T26"> </text:span><text:span text:style-name="T40">roll a tier 3 result on a </text:span><text:span text:style-name="T28">Weapon</text:span><text:span text:style-name="T41"> </text:span><text:span text:style-name="T29">attack </text:span><text:span text:style-name="T41">that targets </text:span><text:span text:style-name="T57">one</text:span><text:span text:style-name="T41"> creature</text:span><text:span text:style-name="T29">, </text:span><text:span text:style-name="T42">you can </text:span><text:span text:style-name="T43">make a free strike against</text:span><text:span text:style-name="T42"> a</text:span><text:span text:style-name="T44">nother</text:span><text:span text:style-name="T42"> creature within </text:span><text:span text:style-name="T54">a number of squares from</text:span><text:span text:style-name="T45"> </text:span><text:span text:style-name="T46">the target </text:span><text:span text:style-name="T54">equal to your </text:span><text:span text:style-name="T56">Agility</text:span><text:span text:style-name="T54"> score.</text:span></text:p>
            </table:table-cell>
          </table:table-row>
          <table:table-row table:style-name="TableLine1586491969472">
            <table:table-cell table:style-name="Table31.A2" office:value-type="string">
              <text:p text:style-name="P13">3</text:p>
            </table:table-cell>
            <table:table-cell table:style-name="Table31.B2" office:value-type="string">
              <text:p text:style-name="P12">Othalan</text:p>
            </table:table-cell>
            <table:table-cell table:style-name="Table31.C2" office:value-type="string">
              <text:p text:style-name="P9"><text:span text:style-name="T36">W</text:span><text:span text:style-name="T47">hen you make a </text:span><text:span text:style-name="T28">Weapon</text:span><text:span text:style-name="T48"> attack </text:span><text:span text:style-name="T47">and </text:span><text:span text:style-name="T48">roll a tier 1 result, </text:span><text:span text:style-name="T49">the </text:span><text:span text:style-name="T50">target is frightened</text:span><text:span text:style-name="T51"> </text:span><text:span text:style-name="T50">(EoT)</text:span><text:span text:style-name="T51"> </text:span><text:span text:style-name="T49">and the attack</text:span><text:span text:style-name="T48"> instead gets a tier 2 result.</text:span></text:p>
            </table:table-cell>
          </table:table-row>
        </table:table>
        <text:p text:style-name="P22"/>
        <text:p text:style-name="P23"/>
        <table:table table:name="Table32" table:style-name="Table32">
          <table:table-column table:style-name="Table32.A"/>
          <table:table-column table:style-name="Table32.B"/>
          <table:table-row table:style-name="TableLine1586632901968">
            <table:table-cell table:style-name="Table32.A1" office:value-type="string">
              <text:p text:style-name="P25">Talisman</text:p>
            </table:table-cell>
            <table:table-cell table:style-name="Table32.B1" office:value-type="string">
              <text:p text:style-name="P29"><text:span text:style-name="T17">Stoke the Flame</text:span><text:span text:style-name="T60"> </text:span>Effect</text:p>
            </table:table-cell>
          </table:table-row>
          <table:table-row table:style-name="TableLine1586632900608">
            <table:table-cell table:style-name="Table32.A2" office:value-type="string">
              <text:p text:style-name="P26"/>
            </table:table-cell>
            <table:table-cell table:style-name="Table32.B2" office:value-type="string">
              <text:p text:style-name="P28">Before the end of the target’s next turn, when they obtain a tier 3 result on the power roll of a heroic ability, they regain 1 Heroic Resource.</text:p>
            </table:table-cell>
          </table:table-row>
          <table:table-row table:style-name="TableLine1586632893264">
            <table:table-cell table:style-name="Table32.A2" office:value-type="string">
              <text:p text:style-name="P26"/>
            </table:table-cell>
            <table:table-cell table:style-name="Table32.B2" office:value-type="string">
              <text:p text:style-name="P27"/>
            </table:table-cell>
          </table:table-row>
          <table:table-row table:style-name="TableLine1586632900880">
            <table:table-cell table:style-name="Table32.A2" office:value-type="string">
              <text:p text:style-name="P26"/>
            </table:table-cell>
            <table:table-cell table:style-name="Table32.B2" office:value-type="string">
              <text:p text:style-name="P30"><text:span text:style-name="T25"/></text:p>
            </table:table-cell>
          </table:table-row>
        </table:table>
        <text:p text:style-name="P24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185a231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fo:font-size="18pt" style:text-underline-style="solid" style:text-underline-width="auto" style:text-underline-color="font-color" fo:font-weight="bold" officeooo:rsid="02c4d157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able_20_Contents">
      <style:paragraph-properties fo:text-align="start" style:justify-single-word="false"/>
      <style:text-properties style:font-name="Liberation Serif" fo:font-family="'Liberation Serif'" style:font-family-generic="roman" style:font-pitch="variable" fo:font-size="11pt" fo:font-style="italic" fo:font-weight="normal" officeooo:rsid="01c3e74d" style:font-size-asian="11pt" style:font-style-asian="italic" style:font-weight-asian="normal" style:font-size-complex="11pt" style:font-style-complex="italic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6311d03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The Kiln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/text:span></text:h>
      </style:footer>
      <style:footer-first>
        <text:h text:style-name="MP2" text:outline-level="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23T15:59:02.060000000</dc:date>
    <meta:editing-duration>P2DT53M23S</meta:editing-duration>
    <meta:editing-cycles>1574</meta:editing-cycles>
    <meta:generator>LibreOffice/7.2.2.2$Windows_X86_64 LibreOffice_project/02b2acce88a210515b4a5bb2e46cbfb63fe97d56</meta:generator>
    <meta:document-statistic meta:table-count="3" meta:image-count="0" meta:object-count="0" meta:page-count="1" meta:paragraph-count="28" meta:word-count="255" meta:character-count="1371" meta:non-whitespace-character-count="1144"/>
  </office:meta>
</office:document-meta>
</file>